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top="0cm" fo:margin-bottom="0.499cm" style:contextual-spacing="false"/>
    </style:style>
    <style:style style:name="P2" style:family="paragraph" style:parent-style-name="Preformatted_20_Text">
      <style:paragraph-properties fo:margin-top="0cm" fo:margin-bottom="0.499cm" style:contextual-spacing="false"/>
    </style:style>
    <style:style style:name="P3" style:family="paragraph" style:parent-style-name="Text_20_body" style:list-style-name="L1"/>
    <style:style style:name="P4" style:family="paragraph" style:parent-style-name="Text_20_body" style:list-style-name="L2"/>
    <style:style style:name="P5" style:family="paragraph" style:parent-style-name="Text_20_body" style:list-style-name="L3"/>
    <style:style style:name="P6" style:family="paragraph" style:parent-style-name="Text_20_body" style:list-style-name="L4"/>
    <style:style style:name="P7" style:family="paragraph" style:parent-style-name="Text_20_body" style:list-style-name="L5"/>
    <style:style style:name="P8" style:family="paragraph" style:parent-style-name="Text_20_body" style:list-style-name="L6"/>
    <style:style style:name="P9" style:family="paragraph" style:parent-style-name="Text_20_body" style:list-style-name="L7"/>
    <style:style style:name="P10" style:family="paragraph" style:parent-style-name="Text_20_body" style:list-style-name="L8"/>
    <style:style style:name="P11" style:family="paragraph" style:parent-style-name="Text_20_body" style:list-style-name="L9"/>
    <style:style style:name="P12" style:family="paragraph" style:parent-style-name="Text_20_body" style:list-style-name="L10"/>
    <style:style style:name="P13" style:family="paragraph" style:parent-style-name="Text_20_body" style:list-style-name="L11"/>
    <style:style style:name="P14" style:family="paragraph" style:parent-style-name="Text_20_body" style:list-style-name="L12"/>
    <style:style style:name="P15" style:family="paragraph" style:parent-style-name="Text_20_body" style:list-style-name="L13"/>
    <style:style style:name="P16" style:family="paragraph" style:parent-style-name="Text_20_body" style:list-style-name="L14"/>
    <style:style style:name="P17" style:family="paragraph" style:parent-style-name="Text_20_body" style:list-style-name="L15"/>
    <style:style style:name="P18" style:family="paragraph" style:parent-style-name="Text_20_body" style:list-style-name="L16"/>
    <style:style style:name="P19" style:family="paragraph" style:parent-style-name="Text_20_body" style:list-style-name="L17"/>
    <style:style style:name="P20" style:family="paragraph" style:parent-style-name="Text_20_body" style:list-style-name="L18"/>
    <style:style style:name="P21" style:family="paragraph" style:parent-style-name="Text_20_body" style:list-style-name="L19"/>
    <style:style style:name="P22" style:family="paragraph" style:parent-style-name="Text_20_body" style:list-style-name="L20"/>
    <style:style style:name="P23" style:family="paragraph" style:parent-style-name="Text_20_body">
      <style:text-properties officeooo:rsid="0015a58a"/>
    </style:style>
    <style:style style:name="P24" style:family="paragraph" style:parent-style-name="Text_20_body" style:list-style-name="L21"/>
    <style:style style:name="P25" style:family="paragraph" style:parent-style-name="Text_20_body" style:list-style-name="L22"/>
    <style:style style:name="P26" style:family="paragraph" style:parent-style-name="Text_20_body" style:list-style-name="L23"/>
    <style:style style:name="P27" style:family="paragraph" style:parent-style-name="Text_20_body" style:list-style-name="L24"/>
    <style:style style:name="P28" style:family="paragraph" style:parent-style-name="Text_20_body" style:list-style-name="L25"/>
    <style:style style:name="P29" style:family="paragraph" style:parent-style-name="Text_20_body" style:list-style-name="L26"/>
    <style:style style:name="P30" style:family="paragraph" style:parent-style-name="Text_20_body" style:list-style-name="L27"/>
    <style:style style:name="P31" style:family="paragraph" style:parent-style-name="Text_20_body" style:list-style-name="L28"/>
    <style:style style:name="P32" style:family="paragraph" style:parent-style-name="Text_20_body" style:list-style-name="L29"/>
    <style:style style:name="P33" style:family="paragraph" style:parent-style-name="Text_20_body" style:list-style-name="L30"/>
    <style:style style:name="P34" style:family="paragraph" style:parent-style-name="Text_20_body" style:list-style-name="L31"/>
    <style:style style:name="P35" style:family="paragraph" style:parent-style-name="Text_20_body" style:list-style-name="L32"/>
    <style:style style:name="P36" style:family="paragraph" style:parent-style-name="Text_20_body" style:list-style-name="L33"/>
    <style:style style:name="P37" style:family="paragraph" style:parent-style-name="Text_20_body" style:list-style-name="L34"/>
    <style:style style:name="P38" style:family="paragraph" style:parent-style-name="Text_20_body" style:list-style-name="L35"/>
    <style:style style:name="P39" style:family="paragraph" style:parent-style-name="Text_20_body" style:list-style-name="L36"/>
    <style:style style:name="P40" style:family="paragraph" style:parent-style-name="Text_20_body" style:list-style-name="L37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Excellent.<text:line-break/>Now we formalize the <text:span text:style-name="Strong_20_Emphasis">Global Calibration Versioning Strategy — Production-Grade Control Architecture</text:span>.</text:p>
      <text:p text:style-name="Text_20_body">This ensures:</text:p>
      <text:list text:style-name="L21">
        <text:list-item>
          <text:p text:style-name="P24">Safe deployment of behavioral model updates</text:p>
        </text:list-item>
        <text:list-item>
          <text:p text:style-name="P24">Deterministic model selection per session</text:p>
        </text:list-item>
        <text:list-item>
          <text:p text:style-name="P24">Scheduled activation</text:p>
        </text:list-item>
        <text:list-item>
          <text:p text:style-name="P24">Institute-level override</text:p>
        </text:list-item>
        <text:list-item>
          <text:p text:style-name="P24">Instant rollback</text:p>
        </text:list-item>
        <text:list-item>
          <text:p text:style-name="P24">Zero historical mutation</text:p>
        </text:list-item>
        <text:list-item>
          <text:p text:style-name="P24">Audit compliance</text:p>
        </text:list-item>
      </text:list>
      <text:p text:style-name="Text_20_body">This is a <text:span text:style-name="Strong_20_Emphasis">mission-critical system backbone</text:span>.</text:p>
      <text:p text:style-name="Horizontal_20_Line"/>
      <text:h text:style-name="Heading_20_1" text:outline-level="1">🧠 CORE PRINCIPLE</text:h>
      <text:p text:style-name="Text_20_body">Calibration affects:</text:p>
      <text:list text:style-name="L22">
        <text:list-item>
          <text:p text:style-name="P25">Risk score computation</text:p>
        </text:list-item>
        <text:list-item>
          <text:p text:style-name="P25">Risk cluster assignment</text:p>
        </text:list-item>
        <text:list-item>
          <text:p text:style-name="P25">Discipline index</text:p>
        </text:list-item>
        <text:list-item>
          <text:p text:style-name="P25">Pattern thresholds</text:p>
        </text:list-item>
        <text:list-item>
          <text:p text:style-name="P25">Escalation triggers</text:p>
        </text:list-item>
      </text:list>
      <text:p text:style-name="Text_20_body">It must:</text:p>
      <text:list text:style-name="L23">
        <text:list-item>
          <text:p text:style-name="P26">Be versioned</text:p>
        </text:list-item>
        <text:list-item>
          <text:p text:style-name="P26">Be immutable once live</text:p>
        </text:list-item>
        <text:list-item>
          <text:p text:style-name="P26">Never rewrite historical sessions</text:p>
        </text:list-item>
        <text:list-item>
          <text:p text:style-name="P26">Be backward-compatible</text:p>
        </text:list-item>
        <text:list-item>
          <text:p text:style-name="P26">Be snapshot-based at submission</text:p>
        </text:list-item>
      </text:list>
      <text:p text:style-name="Horizontal_20_Line"/>
      <text:h text:style-name="Heading_20_1" text:outline-level="1">🗂 1️⃣ CALIBRATION VERSION STORAGE</text:h>
      <text:p text:style-name="Text_20_body">All calibration models stored under:</text:p>
      <text:p text:style-name="P1"><text:span text:style-name="Source_20_Text">vendor/calibration/models/{versionId}</text:span></text:p>
      <text:p text:style-name="Text_20_body"><text:soft-page-break/>Example:</text:p>
      <text:p text:style-name="Preformatted_20_Text"><text:span text:style-name="Source_20_Text">{</text:span></text:p>
      <text:p text:style-name="Preformatted_20_Text"><text:span text:style-name="Source_20_Text"><text:s text:c="2"/>versionId: "cal_v2026_01",</text:span></text:p>
      <text:p text:style-name="Preformatted_20_Text"><text:span text:style-name="Source_20_Text"><text:s text:c="2"/>createdAt: timestamp,</text:span></text:p>
      <text:p text:style-name="Preformatted_20_Text"><text:span text:style-name="Source_20_Text"><text:s text:c="2"/>createdBy: vendorUserId,</text:span></text:p>
      <text:p text:style-name="Preformatted_20_Text"><text:span text:style-name="Source_20_Text"><text:s text:c="2"/>status: "draft", <text:s text:c="2"/>// draft | approved | scheduled | live | archived</text:span></text:p>
      <text:p text:style-name="Preformatted_20_Text"><text:span text:style-name="Source_20_Text"><text:s text:c="2"/>activationAt: null,</text:span></text:p>
      <text:p text:style-name="Preformatted_20_Text"><text:span text:style-name="Source_20_Text"><text:s text:c="2"/>parameters: {</text:span></text:p>
      <text:p text:style-name="Preformatted_20_Text"><text:span text:style-name="Source_20_Text"><text:s text:c="4"/>riskWeights: {...},</text:span></text:p>
      <text:p text:style-name="Preformatted_20_Text"><text:span text:style-name="Source_20_Text"><text:s text:c="4"/>thresholds: {...},</text:span></text:p>
      <text:p text:style-name="Preformatted_20_Text"><text:span text:style-name="Source_20_Text"><text:s text:c="4"/>phaseWeights: {...},</text:span></text:p>
      <text:p text:style-name="Preformatted_20_Text"><text:span text:style-name="Source_20_Text"><text:s text:c="4"/>rollingWindowSize: 5</text:span></text:p>
      <text:p text:style-name="Preformatted_20_Text"><text:span text:style-name="Source_20_Text"><text:s text:c="2"/>},</text:span></text:p>
      <text:p text:style-name="Preformatted_20_Text"><text:span text:style-name="Source_20_Text"><text:s text:c="2"/>notes: "Adjusted rush sensitivity for JEE cohort"</text:span></text:p>
      <text:p text:style-name="P1"><text:span text:style-name="Source_20_Text">}</text:span></text:p>
      <text:p text:style-name="Text_20_body">⚠ Rules:</text:p>
      <text:list text:style-name="L24">
        <text:list-item>
          <text:p text:style-name="P27">Once status = live → document becomes immutable</text:p>
        </text:list-item>
        <text:list-item>
          <text:p text:style-name="P27">New changes require new version</text:p>
        </text:list-item>
      </text:list>
      <text:p text:style-name="Horizontal_20_Line"/>
      <text:h text:style-name="Heading_20_1" text:outline-level="1">🧾 2️⃣ LIVE VERSION POINTER</text:h>
      <text:p text:style-name="Text_20_body">Single authoritative pointer:</text:p>
      <text:p text:style-name="P1"><text:span text:style-name="Source_20_Text">vendor/calibration/live</text:span></text:p>
      <text:p text:style-name="Text_20_body">Example:</text:p>
      <text:p text:style-name="Preformatted_20_Text"><text:span text:style-name="Source_20_Text">{</text:span></text:p>
      <text:p text:style-name="Preformatted_20_Text"><text:span text:style-name="Source_20_Text"><text:s text:c="2"/>activeVersionId: "cal_v2026_01",</text:span></text:p>
      <text:p text:style-name="Preformatted_20_Text"><text:span text:style-name="Source_20_Text"><text:s text:c="2"/>activatedAt: timestamp</text:span></text:p>
      <text:p text:style-name="P1"><text:span text:style-name="Source_20_Text">}</text:span></text:p>
      <text:p text:style-name="Text_20_body">All new submissions read this pointer.</text:p>
      <text:p text:style-name="Text_20_body">Never store weights in code.</text:p>
      <text:p text:style-name="Horizontal_20_Line"/>
      <text:h text:style-name="Heading_20_1" text:outline-level="1">⏱ 3️⃣ ACTIVATION SCHEDULING</text:h>
      <text:p text:style-name="Text_20_body">Support delayed activation.</text:p>
      <text:p text:style-name="Text_20_body">Workflow:</text:p>
      <text:list text:style-name="L25">
        <text:list-item>
          <text:p text:style-name="P28">Vendor creates draft</text:p>
        </text:list-item>
        <text:list-item>
          <text:p text:style-name="P28">Approves version</text:p>
        </text:list-item>
        <text:list-item>
          <text:p text:style-name="P28">Sets activationAt timestamp</text:p>
        </text:list-item>
        <text:list-item>
          <text:p text:style-name="P28">Status becomes "scheduled"</text:p>
        </text:list-item>
      </text:list>
      <text:p text:style-name="Text_20_body">Cloud Scheduler checks every 5 minutes:</text:p>
      <text:p text:style-name="Text_20_body"><text:soft-page-break/>If:</text:p>
      <text:p text:style-name="P1"><text:span text:style-name="Source_20_Text">currentTime &gt;= activationAt</text:span></text:p>
      <text:p text:style-name="Text_20_body">Then:</text:p>
      <text:list text:style-name="L26">
        <text:list-item>
          <text:p text:style-name="P29">Update live pointer</text:p>
        </text:list-item>
        <text:list-item>
          <text:p text:style-name="P29">Set model status = live</text:p>
        </text:list-item>
        <text:list-item>
          <text:p text:style-name="P29">Log activation event</text:p>
        </text:list-item>
      </text:list>
      <text:p text:style-name="Horizontal_20_Line"/>
      <text:h text:style-name="Heading_20_1" text:outline-level="1">🧪 4️⃣ VERSION SNAPSHOT AT SESSION LEVEL</text:h>
      <text:p text:style-name="Text_20_body">At submission time:</text:p>
      <text:p text:style-name="Text_20_body">System reads:</text:p>
      <text:p text:style-name="P1"><text:span text:style-name="Source_20_Text">vendor/calibration/live.activeVersionId</text:span></text:p>
      <text:p text:style-name="Text_20_body">Stores in session:</text:p>
      <text:p text:style-name="Preformatted_20_Text"><text:span text:style-name="Source_20_Text">{</text:span></text:p>
      <text:p text:style-name="Preformatted_20_Text"><text:span text:style-name="Source_20_Text"><text:s text:c="2"/>calibrationVersion: "cal_v2026_01"</text:span></text:p>
      <text:p text:style-name="P1"><text:span text:style-name="Source_20_Text">}</text:span></text:p>
      <text:p text:style-name="Text_20_body">⚠ Critical Rule:</text:p>
      <text:p text:style-name="Text_20_body">Historical sessions are always tied to the version used at submission.</text:p>
      <text:p text:style-name="Text_20_body">Never recompute unless explicitly reprocessed.</text:p>
      <text:p text:style-name="Horizontal_20_Line"/>
      <text:h text:style-name="Heading_20_1" text:outline-level="1">🏫 5️⃣ INSTITUTE-SPECIFIC OVERRIDE</text:h>
      <text:p text:style-name="Text_20_body">Some institutes may require custom calibration.</text:p>
      <text:p text:style-name="Text_20_body">Store override:</text:p>
      <text:p text:style-name="P1"><text:span text:style-name="Source_20_Text">institutes/{instituteId}/calibrationOverride</text:span></text:p>
      <text:p text:style-name="Text_20_body">Example:</text:p>
      <text:p text:style-name="Preformatted_20_Text"><text:span text:style-name="Source_20_Text">{</text:span></text:p>
      <text:p text:style-name="Preformatted_20_Text"><text:span text:style-name="Source_20_Text"><text:s text:c="2"/>overrideVersionId: "cal_custom_A1",</text:span></text:p>
      <text:p text:style-name="Preformatted_20_Text"><text:span text:style-name="Source_20_Text"><text:s text:c="2"/>active: true</text:span></text:p>
      <text:p text:style-name="P1"><text:span text:style-name="Source_20_Text">}</text:span></text:p>
      <text:p text:style-name="Text_20_body">At submission:</text:p>
      <text:p text:style-name="Text_20_body">System checks:</text:p>
      <text:list text:style-name="L27">
        <text:list-item>
          <text:p text:style-name="P30">Does institute override exist?</text:p>
        </text:list-item>
        <text:list-item>
          <text:p text:style-name="P30"><text:soft-page-break/>If yes → use overrideVersionId</text:p>
        </text:list-item>
        <text:list-item>
          <text:p text:style-name="P30">Else → use global live version</text:p>
        </text:list-item>
      </text:list>
      <text:p text:style-name="Horizontal_20_Line"/>
      <text:h text:style-name="Heading_20_1" text:outline-level="1">🔄 6️⃣ ROLLBACK MECHANISM</text:h>
      <text:p text:style-name="Text_20_body">If calibration causes instability:</text:p>
      <text:p text:style-name="Text_20_body">Vendor can:</text:p>
      <text:list text:style-name="L28">
        <text:list-item>
          <text:p text:style-name="P31">Set previous version as live</text:p>
        </text:list-item>
        <text:list-item>
          <text:p text:style-name="P31">Update live pointer</text:p>
        </text:list-item>
      </text:list>
      <text:p text:style-name="Text_20_body">Example:</text:p>
      <text:p text:style-name="Preformatted_20_Text"><text:span text:style-name="Source_20_Text">{</text:span></text:p>
      <text:p text:style-name="Preformatted_20_Text"><text:span text:style-name="Source_20_Text"><text:s text:c="2"/>activeVersionId: "cal_v2025_09"</text:span></text:p>
      <text:p text:style-name="P1"><text:span text:style-name="Source_20_Text">}</text:span></text:p>
      <text:p text:style-name="Text_20_body">New submissions immediately use old model.</text:p>
      <text:p text:style-name="Text_20_body">⚠ No historical mutation occurs.</text:p>
      <text:p text:style-name="Text_20_body">Optional advanced rollback:</text:p>
      <text:list text:style-name="L29">
        <text:list-item>
          <text:p text:style-name="P32">Recompute rolling metrics only (not sessions)</text:p>
        </text:list-item>
        <text:list-item>
          <text:p text:style-name="P32">Flag affected institutes</text:p>
        </text:list-item>
      </text:list>
      <text:p text:style-name="Horizontal_20_Line"/>
      <text:h text:style-name="Heading_20_1" text:outline-level="1">🛡 7️⃣ SAFE DEPLOYMENT GUARDRAILS</text:h>
      <text:p text:style-name="Text_20_body">Before activation:</text:p>
      <text:p text:style-name="Text_20_body">Simulation must validate:</text:p>
      <text:list text:style-name="L30">
        <text:list-item>
          <text:p text:style-name="P33">Stable cluster does not drop &gt; threshold</text:p>
        </text:list-item>
        <text:list-item>
          <text:p text:style-name="P33">Volatile cluster does not spike excessively</text:p>
        </text:list-item>
        <text:list-item>
          <text:p text:style-name="P33">Discipline mean does not fall below guard value</text:p>
        </text:list-item>
      </text:list>
      <text:p text:style-name="Text_20_body">If unsafe:</text:p>
      <text:p text:style-name="Text_20_body">System blocks activation.</text:p>
      <text:p text:style-name="Text_20_body">Guardrails stored in:</text:p>
      <text:p text:style-name="P1"><text:span text:style-name="Source_20_Text">vendor/calibration/safetyRules</text:span></text:p>
      <text:p text:style-name="Horizontal_20_Line"/>
      <text:h text:style-name="Heading_20_1" text:outline-level="1"><text:soft-page-break/>📊 8️⃣ VERSION COMPARISON STORAGE</text:h>
      <text:p text:style-name="Text_20_body">Track impact:</text:p>
      <text:p text:style-name="P1"><text:span text:style-name="Source_20_Text">vendor/calibration/versionComparisons/{versionId}</text:span></text:p>
      <text:p text:style-name="Text_20_body">Example:</text:p>
      <text:p text:style-name="Preformatted_20_Text"><text:span text:style-name="Source_20_Text">{</text:span></text:p>
      <text:p text:style-name="Preformatted_20_Text"><text:span text:style-name="Source_20_Text"><text:s text:c="2"/>comparedAgainst: "cal_v2025_09",</text:span></text:p>
      <text:p text:style-name="Preformatted_20_Text"><text:span text:style-name="Source_20_Text"><text:s text:c="2"/>clusterShiftSummary: {...},</text:span></text:p>
      <text:p text:style-name="Preformatted_20_Text"><text:span text:style-name="Source_20_Text"><text:s text:c="2"/>disciplineShift: {...},</text:span></text:p>
      <text:p text:style-name="Preformatted_20_Text"><text:span text:style-name="Source_20_Text"><text:s text:c="2"/>simulatedAt: timestamp</text:span></text:p>
      <text:p text:style-name="P1"><text:span text:style-name="Source_20_Text">}</text:span></text:p>
      <text:p text:style-name="Text_20_body">Used for audit &amp; governance.</text:p>
      <text:p text:style-name="Horizontal_20_Line"/>
      <text:h text:style-name="Heading_20_1" text:outline-level="1">🧮 9️⃣ COMPATIBILITY RULES</text:h>
      <text:p text:style-name="Text_20_body">When schema changes:</text:p>
      <text:p text:style-name="Text_20_body">If new parameters added:</text:p>
      <text:p text:style-name="Text_20_body">Old versions must still include default values.</text:p>
      <text:p text:style-name="Text_20_body">Version document must include:</text:p>
      <text:p text:style-name="Preformatted_20_Text"><text:span text:style-name="Source_20_Text">{</text:span></text:p>
      <text:p text:style-name="Preformatted_20_Text"><text:span text:style-name="Source_20_Text"><text:s text:c="2"/>schemaVersion: 2</text:span></text:p>
      <text:p text:style-name="P1"><text:span text:style-name="Source_20_Text">}</text:span></text:p>
      <text:p text:style-name="Text_20_body">Risk engine must support backward compatibility.</text:p>
      <text:p text:style-name="Horizontal_20_Line"/>
      <text:h text:style-name="Heading_20_1" text:outline-level="1">🗃 10️⃣ ARCHIVING STRATEGY</text:h>
      <text:p text:style-name="Text_20_body">Old models:</text:p>
      <text:p text:style-name="Text_20_body">Status changed to:</text:p>
      <text:p text:style-name="P1"><text:span text:style-name="Source_20_Text">archived</text:span></text:p>
      <text:p text:style-name="Text_20_body">Archived models:</text:p>
      <text:list text:style-name="L31">
        <text:list-item>
          <text:p text:style-name="P34">Not deployable</text:p>
        </text:list-item>
        <text:list-item>
          <text:p text:style-name="P34">Still available for historical interpretation</text:p>
        </text:list-item>
        <text:list-item>
          <text:p text:style-name="P34">Immutable</text:p>
        </text:list-item>
      </text:list>
      <text:p text:style-name="Horizontal_20_Line"/>
      <text:h text:style-name="Heading_20_1" text:outline-level="1"><text:soft-page-break/>📜 11️⃣ AUDIT LOG</text:h>
      <text:p text:style-name="Text_20_body">Every event logged:</text:p>
      <text:p text:style-name="P1"><text:span text:style-name="Source_20_Text">vendor/auditLogs</text:span></text:p>
      <text:p text:style-name="Text_20_body">Example:</text:p>
      <text:p text:style-name="Preformatted_20_Text"><text:span text:style-name="Source_20_Text">{</text:span></text:p>
      <text:p text:style-name="Preformatted_20_Text"><text:span text:style-name="Source_20_Text"><text:s text:c="2"/>type: "Calibration Activation",</text:span></text:p>
      <text:p text:style-name="Preformatted_20_Text"><text:span text:style-name="Source_20_Text"><text:s text:c="2"/>oldVersion: "cal_v2025_09",</text:span></text:p>
      <text:p text:style-name="Preformatted_20_Text"><text:span text:style-name="Source_20_Text"><text:s text:c="2"/>newVersion: "cal_v2026_01",</text:span></text:p>
      <text:p text:style-name="Preformatted_20_Text"><text:span text:style-name="Source_20_Text"><text:s text:c="2"/>changedBy: vendorUserId,</text:span></text:p>
      <text:p text:style-name="Preformatted_20_Text"><text:span text:style-name="Source_20_Text"><text:s text:c="2"/>timestamp</text:span></text:p>
      <text:p text:style-name="P1"><text:span text:style-name="Source_20_Text">}</text:span></text:p>
      <text:p text:style-name="Text_20_body">Immutable.</text:p>
      <text:p text:style-name="Horizontal_20_Line"/>
      <text:h text:style-name="Heading_20_1" text:outline-level="1">🧠 12️⃣ GOVERNANCE INTEGRATION</text:h>
      <text:p text:style-name="Text_20_body">Governance dashboard must show:</text:p>
      <text:list text:style-name="L32">
        <text:list-item>
          <text:p text:style-name="P35">Current calibration version</text:p>
        </text:list-item>
        <text:list-item>
          <text:p text:style-name="P35">Last activation date</text:p>
        </text:list-item>
        <text:list-item>
          <text:p text:style-name="P35">Model stability trend before/after</text:p>
        </text:list-item>
        <text:list-item>
          <text:p text:style-name="P35">Override usage per institute</text:p>
        </text:list-item>
      </text:list>
      <text:p text:style-name="Text_20_body">Directors can see:</text:p>
      <text:p text:style-name="Text_20_body">Calibration version used in each academic year.</text:p>
      <text:p text:style-name="Horizontal_20_Line"/>
      <text:h text:style-name="Heading_20_1" text:outline-level="1">🏗 13️⃣ CLOUD FUNCTION FLOW</text:h>
      <text:p text:style-name="Text_20_body">On submission:</text:p>
      <text:list text:style-name="L33">
        <text:list-item>
          <text:p text:style-name="P36">Read institute override (if exists)</text:p>
        </text:list-item>
        <text:list-item>
          <text:p text:style-name="P36">Else read global live pointer</text:p>
        </text:list-item>
        <text:list-item>
          <text:p text:style-name="P36">Load version parameters</text:p>
        </text:list-item>
        <text:list-item>
          <text:p text:style-name="P36">Compute risk + pattern</text:p>
        </text:list-item>
        <text:list-item>
          <text:p text:style-name="P36">Store calibrationVersion in session</text:p>
        </text:list-item>
        <text:list-item>
          <text:p text:style-name="P36">Update aggregates</text:p>
        </text:list-item>
      </text:list>
      <text:p text:style-name="Text_20_body">On activation:</text:p>
      <text:list text:style-name="L34">
        <text:list-item>
          <text:p text:style-name="P37">Update live pointer</text:p>
        </text:list-item>
        <text:list-item>
          <text:p text:style-name="P37"><text:soft-page-break/>Log audit</text:p>
        </text:list-item>
        <text:list-item>
          <text:p text:style-name="P37">Notify monitoring service</text:p>
        </text:list-item>
      </text:list>
      <text:p text:style-name="Horizontal_20_Line"/>
      <text:h text:style-name="Heading_20_1" text:outline-level="1">📈 14️⃣ PERFORMANCE STRATEGY</text:h>
      <text:p text:style-name="Text_20_body">Reading calibration:</text:p>
      <text:list text:style-name="L35">
        <text:list-item>
          <text:p text:style-name="P38">1 document read per submission</text:p>
        </text:list-item>
        <text:list-item>
          <text:p text:style-name="P38">Cache version in memory for 60 seconds (Cloud Function warm cache)</text:p>
        </text:list-item>
      </text:list>
      <text:p text:style-name="Text_20_body">Avoid repeated reads per question write.</text:p>
      <text:p text:style-name="Horizontal_20_Line"/>
      <text:h text:style-name="Heading_20_1" text:outline-level="1">🔐 15️⃣ SECURITY RULES</text:h>
      <text:p text:style-name="Text_20_body">Only vendor role can:</text:p>
      <text:list text:style-name="L36">
        <text:list-item>
          <text:p text:style-name="P39">Create model</text:p>
        </text:list-item>
        <text:list-item>
          <text:p text:style-name="P39">Edit draft</text:p>
        </text:list-item>
        <text:list-item>
          <text:p text:style-name="P39">Approve</text:p>
        </text:list-item>
        <text:list-item>
          <text:p text:style-name="P39">Schedule</text:p>
        </text:list-item>
        <text:list-item>
          <text:p text:style-name="P39">Activate</text:p>
        </text:list-item>
        <text:list-item>
          <text:p text:style-name="P39">Archive</text:p>
        </text:list-item>
      </text:list>
      <text:p text:style-name="Text_20_body">Institutes cannot modify.</text:p>
      <text:p text:style-name="Text_20_body">Overrides only allowed for vendor.</text:p>
      <text:p text:style-name="Horizontal_20_Line"/>
      <text:h text:style-name="Heading_20_1" text:outline-level="1">🎯 FINAL GLOBAL CALIBRATION STRATEGY SUMMARY</text:h>
      <text:p text:style-name="Text_20_body">You now have:</text:p>
      <text:p text:style-name="Text_20_body">✔ Immutable versioned calibration models<text:line-break/>✔ Global live pointer system<text:line-break/>✔ Scheduled activation<text:line-break/>✔ Institute-specific override support<text:line-break/>✔ Safe rollback mechanism<text:line-break/>✔ Version snapshot per session<text:line-break/>✔ Guardrail validation<text:line-break/>✔ Audit logging<text:line-break/><text:soft-page-break/>✔ Compatibility management<text:line-break/>✔ Governance integration<text:line-break/>✔ No historical mutation</text:p>
      <text:p text:style-name="Text_20_body">This completes your behavioral governance architecture.</text:p>
      <text:p text:style-name="Horizontal_20_Line"/>
      <text:p text:style-name="Text_20_body">At this stage, your blueprint now includes:</text:p>
      <text:list text:style-name="L37">
        <text:list-item>
          <text:p text:style-name="P40">Multi-Tenancy Model</text:p>
        </text:list-item>
        <text:list-item>
          <text:p text:style-name="P40">RBAC</text:p>
        </text:list-item>
        <text:list-item>
          <text:p text:style-name="P40">Full Firestore Tree</text:p>
        </text:list-item>
        <text:list-item>
          <text:p text:style-name="P40">Security Rules</text:p>
        </text:list-item>
        <text:list-item>
          <text:p text:style-name="P40">Execution Engine</text:p>
        </text:list-item>
        <text:list-item>
          <text:p text:style-name="P40">Risk Engine</text:p>
        </text:list-item>
        <text:list-item>
          <text:p text:style-name="P40">Pattern Engine</text:p>
        </text:list-item>
        <text:list-item>
          <text:p text:style-name="P40">AI Summary</text:p>
        </text:list-item>
        <text:list-item>
          <text:p text:style-name="P40">Calibration Simulation</text:p>
        </text:list-item>
        <text:list-item>
          <text:p text:style-name="P40">Global Versioning Strategy</text:p>
        </text:list-item>
      </text:list>
      <text:p text:style-name="Text_20_body">The core intelligence layer is complete.</text:p>
      <text:p text:style-name="Text_20_body">Next critical backbone to finalize:</text:p>
      <text:p text:style-name="Text_20_body">📧 Email Queue &amp; Notification Architecture<text:line-break/>OR<text:line-break/>🔄 Full Cloud Function Event Map (End-to-End System Trigger Graph)</text:p>
      <text:p text:style-name="Text_20_body">Choose which to lock down next.</text:p>
      <text:p text:style-name="P2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28T10:08:39.402852032</meta:creation-date>
    <dc:date>2026-03-01T01:19:39.628537885</dc:date>
    <meta:editing-duration>PT16M14S</meta:editing-duration>
    <meta:editing-cycles>8</meta:editing-cycles>
    <meta:generator>LibreOffice/24.2.7.2$Linux_X86_64 LibreOffice_project/420$Build-2</meta:generator>
    <meta:document-statistic meta:table-count="0" meta:image-count="0" meta:object-count="0" meta:page-count="8" meta:paragraph-count="211" meta:word-count="787" meta:character-count="5409" meta:non-whitespace-character-count="4836"/>
  </office:meta>
</office:document-meta>
</file>